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te" style:data-style-name="N30">
      <style:table-cell-properties fo:border="thin solid #B2B2B2" style:vertical-align="automatic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4" style:family="table-cell" style:parent-style-name="Note" style:data-style-name="N30">
      <style:table-cell-properties fo:border="thin solid #B2B2B2" style:vertical-align="automatic" fo:background-color="#FFFFCC"/>
    </style:style>
    <style:style style:name="ce5" style:family="table-cell" style:parent-style-name="Default" style:data-style-name="N30"/>
    <style:style style:name="ce6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Neutral" style:data-style-name="N30">
      <style:table-cell-properties style:vertical-align="automatic" fo:background-color="#FFEB9C"/>
      <style:text-properties fo:color="#9C6500"/>
    </style:style>
    <style:style style:name="ce9" style:family="table-cell" style:parent-style-name="Neutral" style:data-style-name="N30">
      <style:table-cell-properties style:vertical-align="automatic" fo:background-color="transparent"/>
      <style:text-properties fo:color="#9C6500"/>
    </style:style>
    <style:style style:name="ce10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12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3" style:family="table-cell" style:parent-style-name="Note" style:data-style-name="N0">
      <style:table-cell-properties fo:border-top="none" fo:border-bottom="thin solid #B2B2B2" fo:border-left="thin solid #B2B2B2" fo:border-right="thin solid #B2B2B2" style:vertical-align="automatic" fo:background-color="#FFFFCC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Note" style:data-style-name="N0">
      <style:table-cell-properties fo:border="thin solid #B2B2B2" style:vertical-align="automatic" fo:background-color="#FFFFCC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e17" style:family="table-cell" style:parent-style-name="Bad" style:data-style-name="N0">
      <style:table-cell-properties style:vertical-align="automatic" fo:background-color="#FFC7CE"/>
      <style:text-properties fo:color="#9C0006"/>
    </style:style>
    <style:style style:name="ce18" style:family="table-cell" style:parent-style-name="Neutral" style:data-style-name="N0">
      <style:table-cell-properties style:vertical-align="automatic" fo:background-color="#FFEB9C"/>
      <style:text-properties fo:color="#9C6500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1010" table:default-cell-style-name="ce5"/>
        <table:table-column table:style-name="co2" table:number-columns-repeated="15360" table:default-cell-style-name="ce1"/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2" table:style-name="ce3"/>
          <table:table-cell office:value-type="string" table:style-name="ce3">
            <text:p>LED#</text:p>
          </table:table-cell>
          <table:table-cell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style-name="ce3"/>
          <table:table-cell office:value-type="string" table:style-name="ce3">
            <text:p>OffType</text:p>
          </table:table-cell>
          <table:table-cell table:number-columns-repeated="16371" table:style-name="ce3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Not Implemented Ye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1020" table:style-name="ce5"/>
          <table:table-cell table:number-columns-repeated="15360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Missing from existing devices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-door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-door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number-rows-repeated="1048349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5"/>
        <table:table-column table:style-name="co15" table:default-cell-style-name="ce14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1"/>
          <table:table-cell office:value-type="string" table:style-name="ce12">
            <text:p>CONCAT</text:p>
          </table:table-cell>
          <table:table-cell office:value-type="string" table:style-name="ce11">
            <text:p>TOPIC</text:p>
          </table:table-cell>
          <table:table-cell table:number-columns-repeated="16381" table:style-name="ce11"/>
        </table:table-row>
        <table:table-row table:style-name="ro1">
          <table:table-cell office:value-type="string" office:string-value="&quot;cmnd/i3/inside/classroom/glass-door/lock&quot;," table:formula="of:=CONCATENATE([.B2];[.C2];[.D2];[.E2])" table:style-name="ce13">
            <text:p>"cmnd/i3/inside/classroom/glass-door/lock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lassroom/glass-door/open&quot;," table:formula="of:=CONCATENATE([.B3];[.C3];[.D3];[.E3])" table:style-name="ce15">
            <text:p>"cmnd/i3/inside/classroom/glass-door/open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napple-vending-light/POWER&quot;," table:formula="of:=CONCATENATE([.B4];[.C4];[.D4];[.E4])" table:style-name="ce15">
            <text:p>"cmnd/i3/inside/commons/snapple-vending-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1/POWER&quot;," table:formula="of:=CONCATENATE([.B5];[.C5];[.D5];[.E5])" table:style-name="ce15">
            <text:p>"cmnd/i3/inside/accent/chandelier-0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2/POWER&quot;," table:formula="of:=CONCATENATE([.B6];[.C6];[.D6];[.E6])" table:style-name="ce15">
            <text:p>"cmnd/i3/inside/accent/chandelier-0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lassroom/sign/POWER&quot;," table:formula="of:=CONCATENATE([.B7];[.C7];[.D7];[.E7])" table:style-name="ce15">
            <text:p>"cmnd/i3/inside/classroom/sig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vent/POWER&quot;," table:formula="of:=CONCATENATE([.B8];[.C8];[.D8];[.E8])" table:style-name="ce15">
            <text:p>"cmnd/i3/inside/cnc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light/POWER&quot;," table:formula="of:=CONCATENATE([.B9];[.C9];[.D9];[.E9])" table:style-name="ce15">
            <text:p>"cmnd/i3/inside/cnc/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disco/POWER&quot;," table:formula="of:=CONCATENATE([.B10];[.C10];[.D10];[.E10])" table:style-name="ce15">
            <text:p>"cmnd/i3/inside/commons/disco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ceiling-fans/POWER&quot;," table:formula="of:=CONCATENATE([.B11];[.C11];[.D11];[.E11])" table:style-name="ce15">
            <text:p>"cmnd/i3/inside/commons/ceiling-fan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garage-door/lock&quot;," table:formula="of:=CONCATENATE([.B12];[.C12];[.D12];[.E12])" table:style-name="ce15">
            <text:p>"cmnd/i3/inside/commons/garage-door/lock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outh-vent/POWER&quot;," table:formula="of:=CONCATENATE([.B13];[.C13];[.D13];[.E13])" table:style-name="ce15">
            <text:p>"cmnd/i3/inside/commons/south-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fablab/vent/POWER&quot;," table:formula="of:=CONCATENATE([.B14];[.C14];[.D14];[.E14])" table:style-name="ce15">
            <text:p>"cmnd/i3/inside/fablab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compressor-valve/POWER&quot;," table:formula="of:=CONCATENATE([.B15];[.C15];[.D15];[.E15])" table:style-name="ce15">
            <text:p>"cmnd/i3/inside/infrastructure/compressor-valve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light/POWER&quot;," table:formula="of:=CONCATENATE([.B16];[.C16];[.D16];[.E16])" table:style-name="ce15">
            <text:p>"cmnd/i3/inside/large-bathroom/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vent/POWER&quot;," table:formula="of:=CONCATENATE([.B17];[.C17];[.D17];[.E17])" table:style-name="ce15">
            <text:p>"cmnd/i3/inside/large-bathroom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1/POWER&quot;," table:formula="of:=CONCATENATE([.B18];[.C18];[.D18];[.E18])" table:style-name="ce15">
            <text:p>"cmnd/i3/inside/lights/00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2/POWER&quot;," table:formula="of:=CONCATENATE([.B19];[.C19];[.D19];[.E19])" table:style-name="ce15">
            <text:p>"cmnd/i3/inside/lights/00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3/POWER&quot;," table:formula="of:=CONCATENATE([.B20];[.C20];[.D20];[.E20])" table:style-name="ce15">
            <text:p>"cmnd/i3/inside/lights/00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4/POWER&quot;," table:formula="of:=CONCATENATE([.B21];[.C21];[.D21];[.E21])" table:style-name="ce15">
            <text:p>"cmnd/i3/inside/lights/00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5/POWER&quot;," table:formula="of:=CONCATENATE([.B22];[.C22];[.D22];[.E22])" table:style-name="ce15">
            <text:p>"cmnd/i3/inside/lights/00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6/POWER&quot;," table:formula="of:=CONCATENATE([.B23];[.C23];[.D23];[.E23])" table:style-name="ce15">
            <text:p>"cmnd/i3/inside/lights/00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7/POWER&quot;," table:formula="of:=CONCATENATE([.B24];[.C24];[.D24];[.E24])" table:style-name="ce15">
            <text:p>"cmnd/i3/inside/lights/00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8/POWER&quot;," table:formula="of:=CONCATENATE([.B25];[.C25];[.D25];[.E25])" table:style-name="ce15">
            <text:p>"cmnd/i3/inside/lights/00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9/POWER&quot;," table:formula="of:=CONCATENATE([.B26];[.C26];[.D26];[.E26])" table:style-name="ce15">
            <text:p>"cmnd/i3/inside/lights/00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0/POWER&quot;," table:formula="of:=CONCATENATE([.B27];[.C27];[.D27];[.E27])" table:style-name="ce15">
            <text:p>"cmnd/i3/inside/lights/01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1/POWER&quot;," table:formula="of:=CONCATENATE([.B28];[.C28];[.D28];[.E28])" table:style-name="ce15">
            <text:p>"cmnd/i3/inside/lights/01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2/POWER&quot;," table:formula="of:=CONCATENATE([.B29];[.C29];[.D29];[.E29])" table:style-name="ce15">
            <text:p>"cmnd/i3/inside/lights/01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3/POWER&quot;," table:formula="of:=CONCATENATE([.B30];[.C30];[.D30];[.E30])" table:style-name="ce15">
            <text:p>"cmnd/i3/inside/lights/01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4/POWER&quot;," table:formula="of:=CONCATENATE([.B31];[.C31];[.D31];[.E31])" table:style-name="ce15">
            <text:p>"cmnd/i3/inside/lights/01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5/POWER&quot;," table:formula="of:=CONCATENATE([.B32];[.C32];[.D32];[.E32])" table:style-name="ce15">
            <text:p>"cmnd/i3/inside/lights/01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6/POWER&quot;," table:formula="of:=CONCATENATE([.B33];[.C33];[.D33];[.E33])" table:style-name="ce15">
            <text:p>"cmnd/i3/inside/lights/01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7/POWER&quot;," table:formula="of:=CONCATENATE([.B34];[.C34];[.D34];[.E34])" table:style-name="ce15">
            <text:p>"cmnd/i3/inside/lights/01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8/POWER&quot;," table:formula="of:=CONCATENATE([.B35];[.C35];[.D35];[.E35])" table:style-name="ce15">
            <text:p>"cmnd/i3/inside/lights/01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9/POWER&quot;," table:formula="of:=CONCATENATE([.B36];[.C36];[.D36];[.E36])" table:style-name="ce15">
            <text:p>"cmnd/i3/inside/lights/01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0/POWER&quot;," table:formula="of:=CONCATENATE([.B37];[.C37];[.D37];[.E37])" table:style-name="ce15">
            <text:p>"cmnd/i3/inside/lights/02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1/POWER&quot;," table:formula="of:=CONCATENATE([.B38];[.C38];[.D38];[.E38])" table:style-name="ce15">
            <text:p>"cmnd/i3/inside/lights/02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2/POWER&quot;," table:formula="of:=CONCATENATE([.B39];[.C39];[.D39];[.E39])" table:style-name="ce15">
            <text:p>"cmnd/i3/inside/lights/02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3/POWER&quot;," table:formula="of:=CONCATENATE([.B40];[.C40];[.D40];[.E40])" table:style-name="ce15">
            <text:p>"cmnd/i3/inside/lights/02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4/POWER&quot;," table:formula="of:=CONCATENATE([.B41];[.C41];[.D41];[.E41])" table:style-name="ce15">
            <text:p>"cmnd/i3/inside/lights/02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5/POWER&quot;," table:formula="of:=CONCATENATE([.B42];[.C42];[.D42];[.E42])" table:style-name="ce15">
            <text:p>"cmnd/i3/inside/lights/02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6/POWER&quot;," table:formula="of:=CONCATENATE([.B43];[.C43];[.D43];[.E43])" table:style-name="ce15">
            <text:p>"cmnd/i3/inside/lights/02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7/POWER&quot;," table:formula="of:=CONCATENATE([.B44];[.C44];[.D44];[.E44])" table:style-name="ce15">
            <text:p>"cmnd/i3/inside/lights/02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8/POWER&quot;," table:formula="of:=CONCATENATE([.B45];[.C45];[.D45];[.E45])" table:style-name="ce15">
            <text:p>"cmnd/i3/inside/lights/02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9/POWER&quot;," table:formula="of:=CONCATENATE([.B46];[.C46];[.D46];[.E46])" table:style-name="ce15">
            <text:p>"cmnd/i3/inside/lights/02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0/POWER&quot;," table:formula="of:=CONCATENATE([.B47];[.C47];[.D47];[.E47])" table:style-name="ce15">
            <text:p>"cmnd/i3/inside/lights/03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1/POWER&quot;," table:formula="of:=CONCATENATE([.B48];[.C48];[.D48];[.E48])" table:style-name="ce15">
            <text:p>"cmnd/i3/inside/lights/03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2/POWER&quot;," table:formula="of:=CONCATENATE([.B49];[.C49];[.D49];[.E49])" table:style-name="ce15">
            <text:p>"cmnd/i3/inside/lights/03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3/POWER&quot;," table:formula="of:=CONCATENATE([.B50];[.C50];[.D50];[.E50])" table:style-name="ce15">
            <text:p>"cmnd/i3/inside/lights/03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4/POWER&quot;," table:formula="of:=CONCATENATE([.B51];[.C51];[.D51];[.E51])" table:style-name="ce15">
            <text:p>"cmnd/i3/inside/lights/03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5/POWER&quot;," table:formula="of:=CONCATENATE([.B52];[.C52];[.D52];[.E52])" table:style-name="ce15">
            <text:p>"cmnd/i3/inside/lights/03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6/POWER&quot;," table:formula="of:=CONCATENATE([.B53];[.C53];[.D53];[.E53])" table:style-name="ce15">
            <text:p>"cmnd/i3/inside/lights/03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7/POWER&quot;," table:formula="of:=CONCATENATE([.B54];[.C54];[.D54];[.E54])" table:style-name="ce15">
            <text:p>"cmnd/i3/inside/lights/03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4">
            <text:p>"cmnd</text:p>
          </table:table-cell>
          <table:table-cell office:value-type="string" table:style-name="ce1">
            <text:p>/i3/inside/lights/03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4">
            <text:p>"cmnd</text:p>
          </table:table-cell>
          <table:table-cell office:value-type="string" table:style-name="ce1">
            <text:p>/i3/inside/lights/03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4">
            <text:p>"cmnd</text:p>
          </table:table-cell>
          <table:table-cell office:value-type="string" table:style-name="ce1">
            <text:p>/i3/inside/lights/04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air-compressor/POWER&quot;," table:formula="of:=CONCATENATE([.B58];[.C58];[.D58];[.E58])" table:style-name="ce15">
            <text:p>"cmnd/i3/inside/infrastructure/air-compressor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ceiling-fan/POWER&quot;," table:formula="of:=CONCATENATE([.B59];[.C59];[.D59];[.E59])" table:style-name="ce15">
            <text:p>"cmnd/i3/inside/laser-zone/ceiling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vent-fan/POWER&quot;," table:formula="of:=CONCATENATE([.B60];[.C60];[.D60];[.E60])" table:style-name="ce15">
            <text:p>"cmnd/i3/inside/laser-zone/vent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ser-zone/ven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achine-shop/ceiling-fan/POWER&quot;," table:formula="of:=CONCATENATE([.B61];[.C61];[.D61];[.E61])" table:style-name="ce15">
            <text:p>"cmnd/i3/inside/machine-shop/ceiling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edia-lab/lights/POWER&quot;," table:formula="of:=CONCATENATE([.B62];[.C62];[.D62];[.E62])" table:style-name="ce15">
            <text:p>"cmnd/i3/inside/media-lab/light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tele/i3/inside/commons/openevse/query&quot;," table:formula="of:=CONCATENATE([.B63];[.C63];[.D63];[.E63])" table:style-name="ce15">
            <text:p>"tele/i3/inside/commons/openevse/query",</text:p>
          </table:table-cell>
          <table:table-cell office:value-type="string" table:style-name="ce14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paint-box/POWER&quot;," table:formula="of:=CONCATENATE([.B64];[.C64];[.D64];[.E64])" table:style-name="ce15">
            <text:p>"cmnd/i3/inside/commons/paint-box/POWER",</text:p>
          </table:table-cell>
          <table:table-cell office:value-type="string" table:style-name="ce14">
            <text:p>"cmnd</text:p>
          </table:table-cell>
          <table:table-cell office:value-type="string" table:style-name="ce9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12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style-name="ro1">
          <table:table-cell table:number-columns-repeated="2" table:style-name="ce11"/>
          <table:table-cell office:value-type="string" table:style-name="ce11">
            <text:p>TOPIC</text:p>
          </table:table-cell>
          <table:table-cell table:number-columns-repeated="2" table:style-name="ce11"/>
          <table:table-cell office:value-type="string" table:style-name="ce11">
            <text:p>LED#</text:p>
          </table:table-cell>
          <table:table-cell table:style-name="ce11"/>
          <table:table-cell office:value-type="string" table:style-name="ce11">
            <text:p>OnState</text:p>
          </table:table-cell>
          <table:table-cell table:style-name="ce11"/>
          <table:table-cell office:value-type="string" table:style-name="ce11">
            <text:p>OffState</text:p>
          </table:table-cell>
          <table:table-cell table:style-name="ce11"/>
          <table:table-cell office:value-type="string" table:style-name="ce11">
            <text:p>OffType</text:p>
          </table:table-cell>
          <table:table-cell table:style-name="ce11"/>
          <table:table-cell table:number-columns-repeated="16371" table:style-name="ce16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string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inside/commons/garageDoor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inside/commons/garageDoor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number-columns-repeated="16383" table:style-name="ce1"/>
        </table:table-row>
        <table:table-row table:number-rows-repeated="1048368" table:style-name="ro1">
          <table:table-cell table:number-columns-repeated="16384"/>
        </table:table-row>
      </table:table>
      <table:database-ranges>
        <table:database-range table:target-range-address="Master_List.B10:Master_List.N224" table:name="__Anonymous_Sheet_DB__0">
          <table:sort>
            <table:sort-by table:field-number="2"/>
          </table:sort>
        </table:database-range>
        <table:database-range table:target-range-address="sortedByLED.A10:sortedByLED.M208" table:name="__Anonymous_Sheet_DB__2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8-01-06T08:59:44Z</dc:date>
    <meta:editing-cycles>1</meta:editing-cycles>
    <meta:editing-duration>PT756S</meta:editing-duration>
  </office:meta>
</office:document-meta>
</file>